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"/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eoria das Filas EX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4" office:value-type="string" calcext:value-type="string" table:number-columns-spanned="3" table:number-rows-spanned="1">
            <text:p>Cenários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Period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r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Chegadas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min/carro)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erviço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(min/carro)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enário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Chegadas</text:p>
          </table:table-cell>
          <table:table-cell table:formula="of:=[.H1]/[.B3]" office:value-type="float" office:value="15" calcext:value-type="float">
            <text:p>15</text:p>
          </table:table-cell>
          <table:table-cell table:style-name="ce15" table:formula="of:=[.H1]/[.C3]" office:value-type="float" office:value="18.018018018018" calcext:value-type="float">
            <text:p>18,02</text:p>
          </table:table-cell>
          <table:table-cell table:formula="of:=[.H1]/[.D3]" office:value-type="float" office:value="10" calcext:value-type="float">
            <text:p>10</text:p>
          </table:table-cell>
          <table:table-cell office:value-type="string" calcext:value-type="string">
            <text:p>(carro/hora)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Espaços</text:p>
          </table:table-cell>
          <table:table-cell table:formula="of:=[.H1]/[.B4]" office:value-type="float" office:value="20" calcext:value-type="float">
            <text:p>20</text:p>
          </table:table-cell>
          <table:table-cell table:formula="of:=[.H1]/[.C4]" office:value-type="float" office:value="20" calcext:value-type="float">
            <text:p>20</text:p>
          </table:table-cell>
          <table:table-cell table:formula="of:=[.H1]/[.D4]" office:value-type="float" office:value="20" calcext:value-type="float">
            <text:p>20</text:p>
          </table:table-cell>
          <table:table-cell office:value-type="string" calcext:value-type="string">
            <text:p>(carro/hora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5" table:number-rows-spanned="1">
            <text:p>A taxa média de utilização</text:p>
          </table:table-cell>
          <table:covered-table-cell table:number-columns-repeated="4"/>
          <table:table-cell table:formula="of:=[.B10]/([.B11]-[.B10])" office:value-type="float" office:value="3" calcext:value-type="float">
            <text:p>3</text:p>
          </table:table-cell>
          <table:table-cell table:style-name="ce15" table:formula="of:=[.C10]/([.C11]-[.C10])" office:value-type="float" office:value="9.0909090909091" calcext:value-type="float">
            <text:p>9,09</text:p>
          </table:table-cell>
          <table:table-cell table:formula="of:=[.D10]/([.D11]-[.D1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5" table:number-rows-spanned="1">
            <text:p>O número médio de clientes no sistema</text:p>
          </table:table-cell>
          <table:covered-table-cell table:number-columns-repeated="4"/>
          <table:table-cell table:style-name="ce15" table:formula="of:=1/([.B11]-[.B10])" office:value-type="float" office:value="0.2" calcext:value-type="float">
            <text:p>0,20</text:p>
          </table:table-cell>
          <table:table-cell table:style-name="ce15" table:formula="of:=1/([.C11]-[.C10])" office:value-type="float" office:value="0.504545454545455" calcext:value-type="float">
            <text:p>0,50</text:p>
          </table:table-cell>
          <table:table-cell table:style-name="ce15" table:formula="of:=1/([.D11]-[.D10])" office:value-type="float" office:value="0.1" calcext:value-type="float">
            <text:p>0,10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5" table:number-rows-spanned="1">
            <text:p>O tempo médio para um cliente atendido deixar o sistema</text:p>
          </table:table-cell>
          <table:covered-table-cell table:number-columns-repeated="4"/>
          <table:table-cell table:formula="of:=[.B10]/[.B11]" office:value-type="float" office:value="0.75" calcext:value-type="float">
            <text:p>0,75</text:p>
          </table:table-cell>
          <table:table-cell table:style-name="ce15" table:formula="of:=[.C10]/[.C11]" office:value-type="float" office:value="0.900900900900901" calcext:value-type="float">
            <text:p>0,90</text:p>
          </table:table-cell>
          <table:table-cell table:formula="of:=[.D10]/[.D11]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enário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(x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(0)</text:p>
          </table:table-cell>
          <table:table-cell table:style-name="ce15" table:formula="of:=(1-([.B10]/[.B11]))*(([.B10]/[.B11])^[.A20])" office:value-type="float" office:value="0.25" calcext:value-type="float">
            <text:p>0,25</text:p>
          </table:table-cell>
          <table:table-cell table:style-name="ce15" table:formula="of:=(1-([.C10]/[.C11]))*(([.C10]/[.C11])^[.A20])" office:value-type="float" office:value="0.0990990990990991" calcext:value-type="float">
            <text:p>0,10</text:p>
          </table:table-cell>
          <table:table-cell table:style-name="ce15" table:formula="of:=(1-([.D10]/[.D11]))*(([.D10]/[.D11])^[.A20])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(1)</text:p>
          </table:table-cell>
          <table:table-cell table:style-name="ce15" table:formula="of:=(1-([.B10]/[.B11]))*(([.B10]/[.B11])^[.A21])" office:value-type="float" office:value="0.1875" calcext:value-type="float">
            <text:p>0,19</text:p>
          </table:table-cell>
          <table:table-cell table:style-name="ce15" table:formula="of:=(1-([.C10]/[.C11]))*(([.C10]/[.C11])^[.A21])" office:value-type="float" office:value="0.089278467656846" calcext:value-type="float">
            <text:p>0,09</text:p>
          </table:table-cell>
          <table:table-cell table:formula="of:=(1-([.D10]/[.D11]))*(([.D10]/[.D11])^[.A21])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(2)</text:p>
          </table:table-cell>
          <table:table-cell table:style-name="ce15" table:formula="of:=(1-([.B10]/[.B11]))*(([.B10]/[.B11])^[.A22])" office:value-type="float" office:value="0.140625" calcext:value-type="float">
            <text:p>0,14</text:p>
          </table:table-cell>
          <table:table-cell table:style-name="ce15" table:formula="of:=(1-([.C10]/[.C11]))*(([.C10]/[.C11])^[.A22])" office:value-type="float" office:value="0.0804310519431045" calcext:value-type="float">
            <text:p>0,08</text:p>
          </table:table-cell>
          <table:table-cell table:style-name="ce15" table:formula="of:=(1-([.D10]/[.D11]))*(([.D10]/[.D11])^[.A22])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(3)</text:p>
          </table:table-cell>
          <table:table-cell table:style-name="ce15" table:formula="of:=(1-([.B10]/[.B11]))*(([.B10]/[.B11])^[.A23])" office:value-type="float" office:value="0.10546875" calcext:value-type="float">
            <text:p>0,11</text:p>
          </table:table-cell>
          <table:table-cell table:style-name="ce15" table:formula="of:=(1-([.C10]/[.C11]))*(([.C10]/[.C11])^[.A23])" office:value-type="float" office:value="0.07246040715595" calcext:value-type="float">
            <text:p>0,07</text:p>
          </table:table-cell>
          <table:table-cell table:style-name="ce15" table:formula="of:=(1-([.D10]/[.D11]))*(([.D10]/[.D11])^[.A23])" office:value-type="float" office:value="0.0625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= 4</text:p>
          </table:table-cell>
          <table:table-cell office:value-type="string" calcext:value-type="string">
            <text:p>P(x &gt;= 4)</text:p>
          </table:table-cell>
          <table:table-cell table:style-name="ce15" table:formula="of:=(1-([.B10]/[.B11]))*(([.B10]/[.B11])^4)" office:value-type="float" office:value="0.0791015625" calcext:value-type="float">
            <text:p>0,08</text:p>
          </table:table-cell>
          <table:table-cell table:style-name="ce15" table:formula="of:=(1-([.C10]/[.C11]))*(([.C10]/[.C11])^4)" office:value-type="float" office:value="0.0652796460864415" calcext:value-type="float">
            <text:p>0,07</text:p>
          </table:table-cell>
          <table:table-cell table:style-name="ce15" table:formula="of:=(1-([.D10]/[.D11]))*(([.D10]/[.D11])^4)" office:value-type="float" office:value="0.03125" calcext:value-type="float">
            <text:p>0,03</text:p>
          </table:table-cell>
          <table:table-cell table:number-columns-repeated="4"/>
        </table:table-row>
      </table:table>
      <table:table table:name="Exercicio 2" table:style-name="ta1"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 table:number-columns-spanned="3" table:number-rows-spanned="1">
            <text:p>Cenários – Posto de atendimento</text:p>
          </table:table-cell>
          <table:covered-table-cell table:style-name="ce14"/>
          <table:covered-table-cell/>
          <table:table-cell/>
          <table:table-cell office:value-type="string" calcext:value-type="string">
            <text:p>Period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utos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ra</text:p>
          </table:table-cell>
        </table:table-row>
        <table:table-row table:style-name="ro1">
          <table:table-cell table:style-name="ce11" office:value-type="string" calcext:value-type="string">
            <text:p>Cheg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pessoa/hora)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erviç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pessoa/hora)</text:p>
          </table:table-cell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 table:number-columns-spanned="4" table:number-rows-spanned="1">
            <text:p>Taxa média de utilização</text:p>
          </table:table-cell>
          <table:covered-table-cell table:number-columns-repeated="3"/>
          <table:table-cell table:style-name="ce15" table:formula="of:=[.B3]/[.B4]" office:value-type="float" office:value="0.666666666666667" calcext:value-type="float">
            <text:p>0,6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 table:number-columns-spanned="4" table:number-rows-spanned="1">
            <text:p>Número médio de clientes</text:p>
          </table:table-cell>
          <table:covered-table-cell table:number-columns-repeated="3"/>
          <table:table-cell table:formula="of:=[.B3]/([.B4]-[.B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 table:number-columns-spanned="4" table:number-rows-spanned="1">
            <text:p>tempo médio para um cliente deixar o sistema</text:p>
          </table:table-cell>
          <table:covered-table-cell table:number-columns-repeated="3"/>
          <table:table-cell table:formula="of:=1/([.B3]/[.F1])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4" office:value-type="string" calcext:value-type="string" table:number-columns-spanned="3" table:number-rows-spanned="1">
            <text:p>Cenários – Posto de atendimento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(x)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(0)</text:p>
          </table:table-cell>
          <table:table-cell table:style-name="ce15" table:formula="of:=(1-([.B3]/[.B4]))*(([.B3]/[.B4])^[.A15])" office:value-type="float" office:value="0.333333333333333" calcext:value-type="float">
            <text:p>0,33</text:p>
          </table:table-cell>
          <table:table-cell table:style-name="ce15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(1)</text:p>
          </table:table-cell>
          <table:table-cell table:style-name="ce15" table:formula="of:=(1-([.B3]/[.B4]))*(([.B3]/[.B4])^[.A16])" office:value-type="float" office:value="0.222222222222222" calcext:value-type="float">
            <text:p>0,22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(2)</text:p>
          </table:table-cell>
          <table:table-cell table:style-name="ce15" table:formula="of:=(1-([.B3]/[.B4]))*(([.B3]/[.B4])^[.A17])" office:value-type="float" office:value="0.148148148148148" calcext:value-type="float">
            <text:p>0,15</text:p>
          </table:table-cell>
          <table:table-cell table:style-name="ce15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(3)</text:p>
          </table:table-cell>
          <table:table-cell table:style-name="ce15" table:formula="of:=(1-([.B3]/[.B4]))*(([.B3]/[.B4])^[.A18])" office:value-type="float" office:value="0.0987654320987654" calcext:value-type="float">
            <text:p>0,10</text:p>
          </table:table-cell>
          <table:table-cell table:style-name="ce1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&gt;= 4</text:p>
          </table:table-cell>
          <table:table-cell office:value-type="string" calcext:value-type="string">
            <text:p>P(x &gt;= 4)</text:p>
          </table:table-cell>
          <table:table-cell table:style-name="ce15" table:formula="of:=(1-([.B3]/[.B4]))*(([.B3]/[.B4])^4)" office:value-type="float" office:value="0.065843621399177" calcext:value-type="float">
            <text:p>0,07</text:p>
          </table:table-cell>
          <table:table-cell table:style-name="ce15" table:number-columns-repeated="2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" office:value-type="string" calcext:value-type="string" table:number-columns-spanned="4" table:number-rows-spanned="1">
            <text:p>Número médio de clientes na fila do posto</text:p>
          </table:table-cell>
          <table:covered-table-cell table:number-columns-repeated="3"/>
          <table:table-cell table:style-name="ce15" table:formula="of:=[.B3]^2/([.B4]*([.B4]-[.B3]))" office:value-type="float" office:value="1.33333333333333" calcext:value-type="float">
            <text:p>1,3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 table:number-columns-spanned="4" table:number-rows-spanned="1">
            <text:p>Tempo médio despendio na fila do posto</text:p>
          </table:table-cell>
          <table:covered-table-cell table:number-columns-repeated="3"/>
          <table:table-cell table:style-name="ce15" table:formula="of:=[.B3]/([.B4]*([.B4]-[.B3]))" office:value-type="float" office:value="0.666666666666667" calcext:value-type="float">
            <text:p>0,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number:min-decimal-places="16" number:min-integer-digits="1"/>
    </number:number-style>
    <number:number-style style:name="N108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9:20:04.0812776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9:45:45.848188063</meta:creation-date>
    <dc:date>2022-03-18T16:41:30.606280789</dc:date>
    <meta:editing-duration>PT17M47S</meta:editing-duration>
    <meta:editing-cycles>5</meta:editing-cycles>
    <meta:generator>LibreOffice/7.2.2.2$Linux_X86_64 LibreOffice_project/02b2acce88a210515b4a5bb2e46cbfb63fe97d56</meta:generator>
    <meta:document-statistic meta:table-count="2" meta:cell-count="120" meta:object-count="0"/>
  </office:meta>
</office:document-meta>
</file>